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e3af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paragraph-rsid="001ae3af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weight="normal" officeooo:paragraph-rsid="001ae3af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officeooo:paragraph-rsid="001d6f10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normal" style:font-size-asian="12pt" style:font-style-asian="normal" style:font-size-complex="12pt" style:font-style-complex="normal"/>
    </style:style>
    <style:style style:name="T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fo:font-weight="normal" officeooo:rsid="001d6f10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d5da6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1fc56e" style:font-size-asian="12pt" style:font-weight-asian="normal" style:font-size-complex="12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ae3af" style:font-weight-asian="bold" style:font-weight-complex="bold"/>
    </style:style>
    <style:style style:name="T11" style:family="text">
      <style:text-properties officeooo:rsid="001d6f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9">Name</text:span>: Yabsera Bogale</text:p>
      <text:p text:style-name="P2"/>
      <text:p text:style-name="P2"><text:span text:style-name="T9">Email</text:span>: <text:a xlink:type="simple" xlink:href="mailto:yabserapython@gmail.com" text:style-name="Internet_20_link" text:visited-style-name="Visited_20_Internet_20_Link">yabserapython@gmail.com</text:a></text:p>
      <text:p text:style-name="P2"/>
      <text:p text:style-name="P2"><text:span text:style-name="T9">Phone Number</text:span>: +251920201161</text:p>
      <text:p text:style-name="P2"/>
      <text:p text:style-name="P2"><text:span text:style-name="T9">Location</text:span>: Addis Ababa</text:p>
      <text:p text:style-name="P1"><text:span text:style-name="T1"><text:tab/><text:tab/><text:tab/><text:tab/><text:tab/><text:tab/><text:tab/> <text:s text:c="7"/></text:span><text:span text:style-name="T5">To</text:span><text:span text:style-name="T6">: </text:span><text:span text:style-name="T7">Global</text:span><text:span text:style-name="Emphasis"><text:span text:style-name="T3"> Bank </text:span></text:span><text:span text:style-name="Emphasis"><text:span text:style-name="T4">Ethiopia</text:span></text:span><text:span text:style-name="T6"> SC. Head Office</text:span></text:p>
      <text:p text:style-name="P6"><text:span text:style-name="T1"/></text:p>
      <text:p text:style-name="P5"><text:tab/><text:tab/><text:tab/><text:tab/><text:tab/><text:tab/><text:tab/><text:tab/><text:span text:style-name="T9">Subject</text:span>: Application for Employment</text:p>
      <text:p text:style-name="P5"/>
      <text:p text:style-name="P1"><text:span text:style-name="T6"><text:tab/><text:tab/><text:tab/><text:tab/><text:tab/><text:tab/><text:tab/><text:tab/> Dear, </text:span><text:span text:style-name="T8">Global</text:span><text:span text:style-name="Emphasis"><text:span text:style-name="T3"> </text:span></text:span><text:span text:style-name="T6">Bank Head Office</text:span></text:p>
      <text:p text:style-name="P1"><text:span text:style-name="T1"/></text:p>
      <text:p text:style-name="P4">I am writing to express my strong interest in employment in your your self esteem bank as software</text:p>
      <text:p text:style-name="P4">developer position. I am writing to express my keen interest in exploring the employment</text:p>
      <text:p text:style-name="P7"><text:span text:style-name="T1">opportunities within </text:span><text:span text:style-name="T7">Global</text:span><text:span text:style-name="Emphasis"><text:span text:style-name="T3"> Bank</text:span></text:span><text:span text:style-name="T1"> a leading financial institution I greatly admire for its contribution</text:span></text:p>
      <text:p text:style-name="P4">to Ethiopia's banking and financial sector.</text:p>
      <text:p text:style-name="P4"/>
      <text:p text:style-name="P4">I hold a Bachelor of Science in Computer Science from St. Mary University , completed in 2025.</text:p>
      <text:p text:style-name="P4">My academic background has provided me with a solid understanding of System Design and</text:p>
      <text:p text:style-name="P4">Database.</text:p>
      <text:p text:style-name="P4"/>
      <text:p text:style-name="P4">In my previous role as Junior software developer at Fril-El Ethiopia for one year as an intern and as</text:p>
      <text:p text:style-name="P4">regular employee, I gained practical experience in making systems that help to facilitate work flow</text:p>
      <text:p text:style-name="P4">easily by recording. I am as well adept in building user interface and making sure requirement is</text:p>
      <text:p text:style-name="P4">satisfied.</text:p>
      <text:p text:style-name="P4"/>
      <text:p text:style-name="P4">During my studies and through internships, I developed strong skills in communication, teamwork,</text:p>
      <text:p text:style-name="P4">attention to detail and proficiency in google Office applications. I am a quick learner, as well as</text:p>
      <text:p text:style-name="P4">highly motivated, and possess a strong work ethic suitable for the dynamic banking and financial</text:p>
      <text:p text:style-name="P4">environment.</text:p>
      <text:p text:style-name="P4"/>
      <text:p text:style-name="P7"><text:span text:style-name="T1">I am particularly drawn to </text:span><text:span text:style-name="T7">Global</text:span><text:span text:style-name="Emphasis"><text:span text:style-name="T2"> </text:span></text:span><text:span text:style-name="T1">Bank due to its reputation for customer focus, innovation, nation</text:span></text:p>
      <text:p text:style-name="P4">wide reach, commitment to employee development of excellence and its significant role in the</text:p>
      <text:p text:style-name="P4">Ethiopian financial landscape. I am confident that my skills and my dedication would make me a</text:p>
      <text:p text:style-name="P4">valuable asset to your team.</text:p>
      <text:p text:style-name="P2"/>
      <text:p text:style-name="P2">Thank you for considering my application.</text:p>
      <text:p text:style-name="P2"/>
      <text:p text:style-name="P2"><text:tab/><text:tab/><text:tab/><text:tab/><text:tab/><text:tab/><text:tab/><text:tab/><text:tab/>Sincerely, Yabsera Bogale.</text:p>
      <text:p text:style-name="P3"><text:tab/><text:tab/><text:tab/><text:tab/><text:tab/><text:tab/><text:tab/><text:tab/><text:tab/></text:p>
      <text:p text:style-name="P3"><text:tab/><text:tab/><text:tab/><text:tab/><text:tab/><text:tab/><text:tab/><text:tab/><text:tab/>Signature _________________</text:p>
      <text:p text:style-name="P2">Ref: Ato Abate Baye</text:p>
      <text:p text:style-name="P2"/>
      <text:p text:style-name="P2">Phone Number: <text:span text:style-name="T11">+</text:span>2519<text:span text:style-name="T11">11</text:span>203726</text:p>
      <text:p text:style-name="P2"/>
      <text:p text:style-name="P2">St. Mary University Mr H/Eyesus Tilahun</text:p>
      <text:p text:style-name="P2"/>
      <text:p text:style-name="P2">Phone Number :+251910622752</text:p>
      <text:p text:style-name="P2"><text:tab/><text:tab/><text:tab/><text:tab/><text:tab/><text:tab/><text:tab/><text:tab/><text:tab/><text:span text:style-name="T9">Date: </text:span><text:span text:style-name="T10">June</text:span><text:span text:style-name="T9"> </text:span><text:span text:style-name="T10">14</text:span><text:span text:style-name="T9">, 2025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18:34:26.882962993</meta:creation-date>
    <dc:date>2025-06-14T09:43:47.543465351</dc:date>
    <meta:editing-duration>PT8M26S</meta:editing-duration>
    <meta:editing-cycles>5</meta:editing-cycles>
    <meta:generator>LibreOffice/24.2.7.2$Linux_X86_64 LibreOffice_project/420$Build-2</meta:generator>
    <meta:print-date>2025-06-12T18:46:49.290882103</meta:print-date>
    <meta:printed-by>PDF files</meta:printed-by>
    <meta:document-statistic meta:table-count="0" meta:image-count="0" meta:object-count="0" meta:page-count="1" meta:paragraph-count="35" meta:word-count="291" meta:character-count="1938" meta:non-whitespace-character-count="1613"/>
  </office:meta>
</office:document-meta>
</file>